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7300000109EC86CAC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55cm" fo:min-width="3.08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font-name="Calibri"/>
    </style:style>
    <style:style style:name="T1" style:family="text">
      <style:text-properties style:font-name="Calibri"/>
    </style:style>
    <style:style style:name="T2" style:family="text">
      <style:text-properties style:text-position="super 58%" style:font-name="Calibri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999cm" svg:height="6.3cm" svg:x="0cm" svg:y="2.4cm">
          <draw:image xlink:href="Pictures/100000000000037300000109EC86CACD.png" xlink:type="simple" xlink:show="embed" xlink:actuate="onLoad">
            <text:p/>
          </draw:image>
        </draw:frame>
        <draw:custom-shape draw:style-name="gr2" draw:text-style-name="P3" draw:layer="layout" svg:width="3.583cm" svg:height="0.8cm" draw:transform="skewX (0.0343829862642883) translate (16.917cm 2.6cm)">
          <text:p text:style-name="P2"><text:span text:style-name="T1">(ml s</text:span><text:span text:style-name="T2">-1</text:span><text:span text:style-name="T1">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8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1:12:10.712000000</meta:creation-date>
    <dc:date>2015-04-16T20:50:19.220000000</dc:date>
    <meta:editing-duration>PT3H10M7S</meta:editing-duration>
    <meta:editing-cycles>44</meta:editing-cycles>
    <meta:generator>LibreOffice/4.3.2.2$Windows_x86 LibreOffice_project/edfb5295ba211bd31ad47d0bad0118690f76407d</meta:generator>
    <meta:document-statistic meta:object-count="2"/>
  </office:meta>
</office:document-meta>
</file>